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48b4" officeooo:paragraph-rsid="001e48b4"/>
    </style:style>
    <style:style style:name="P2" style:family="paragraph" style:parent-style-name="Standard">
      <style:text-properties officeooo:rsid="001fa06b" officeooo:paragraph-rsid="0021ee0c"/>
    </style:style>
    <style:style style:name="P3" style:family="paragraph" style:parent-style-name="Standard">
      <style:text-properties style:font-name="Times New Roman" officeooo:rsid="00493b36" officeooo:paragraph-rsid="00212c8b"/>
    </style:style>
    <style:style style:name="P4" style:family="paragraph" style:parent-style-name="Standard">
      <style:text-properties style:font-name="Times New Roman" officeooo:rsid="004e54d4" officeooo:paragraph-rsid="00212c8b"/>
    </style:style>
    <style:style style:name="P5" style:family="paragraph" style:parent-style-name="Standard">
      <style:text-properties style:font-name="Times New Roman" officeooo:rsid="004e54d4" officeooo:paragraph-rsid="0021ee0c"/>
    </style:style>
    <style:style style:name="P6" style:family="paragraph" style:parent-style-name="Standard">
      <style:text-properties style:font-name="Times New Roman" officeooo:rsid="004e54d4" officeooo:paragraph-rsid="002457d6"/>
    </style:style>
    <style:style style:name="P7" style:family="paragraph" style:parent-style-name="Standard">
      <style:text-properties style:font-name="Times New Roman" officeooo:rsid="0003b759" officeooo:paragraph-rsid="00212c8b"/>
    </style:style>
    <style:style style:name="P8" style:family="paragraph" style:parent-style-name="Standard">
      <style:text-properties style:font-name="Times New Roman" officeooo:rsid="0024dd6e" officeooo:paragraph-rsid="00212c8b"/>
    </style:style>
    <style:style style:name="P9" style:family="paragraph" style:parent-style-name="Standard">
      <style:text-properties style:font-name="Times New Roman" officeooo:rsid="0026a7f1" officeooo:paragraph-rsid="00212c8b"/>
    </style:style>
    <style:style style:name="P10" style:family="paragraph" style:parent-style-name="Standard">
      <style:text-properties style:font-name="Times New Roman" officeooo:rsid="0027f886" officeooo:paragraph-rsid="00212c8b"/>
    </style:style>
    <style:style style:name="P11" style:family="paragraph" style:parent-style-name="Standard">
      <style:text-properties style:font-name="Times New Roman" officeooo:rsid="002b112a" officeooo:paragraph-rsid="00212c8b"/>
    </style:style>
    <style:style style:name="P12" style:family="paragraph" style:parent-style-name="Standard">
      <style:text-properties style:font-name="Times New Roman" officeooo:rsid="002d137f" officeooo:paragraph-rsid="00212c8b"/>
    </style:style>
    <style:style style:name="P13" style:family="paragraph" style:parent-style-name="Standard">
      <style:text-properties style:font-name="Times New Roman" officeooo:rsid="002ebf11" officeooo:paragraph-rsid="00212c8b"/>
    </style:style>
    <style:style style:name="P14" style:family="paragraph" style:parent-style-name="Standard">
      <style:text-properties style:font-name="Times New Roman" officeooo:rsid="001872e1" officeooo:paragraph-rsid="00212c8b"/>
    </style:style>
    <style:style style:name="P15" style:family="paragraph" style:parent-style-name="Standard">
      <style:text-properties style:font-name="Times New Roman" officeooo:rsid="0019e023" officeooo:paragraph-rsid="00212c8b"/>
    </style:style>
    <style:style style:name="P16" style:family="paragraph" style:parent-style-name="Standard">
      <style:text-properties style:font-name="Times New Roman" officeooo:rsid="00331362" officeooo:paragraph-rsid="00212c8b"/>
    </style:style>
    <style:style style:name="P17" style:family="paragraph" style:parent-style-name="Standard">
      <style:text-properties style:font-name="Times New Roman" officeooo:rsid="00219dc0" officeooo:paragraph-rsid="00212c8b"/>
    </style:style>
    <style:style style:name="P18" style:family="paragraph" style:parent-style-name="Standard">
      <style:text-properties style:font-name="Times New Roman" officeooo:rsid="0039d901" officeooo:paragraph-rsid="00212c8b"/>
    </style:style>
    <style:style style:name="P19" style:family="paragraph" style:parent-style-name="Standard">
      <style:text-properties style:font-name="Times New Roman" officeooo:rsid="003ba5e2" officeooo:paragraph-rsid="00212c8b"/>
    </style:style>
    <style:style style:name="P20" style:family="paragraph" style:parent-style-name="Standard">
      <style:text-properties style:font-name="Times New Roman" officeooo:rsid="003d7b34" officeooo:paragraph-rsid="00212c8b"/>
    </style:style>
    <style:style style:name="P21" style:family="paragraph" style:parent-style-name="Standard">
      <style:text-properties style:font-name="Times New Roman" officeooo:rsid="0044d531" officeooo:paragraph-rsid="00212c8b"/>
    </style:style>
    <style:style style:name="P22" style:family="paragraph" style:parent-style-name="Standard">
      <style:text-properties style:font-name="Times New Roman" officeooo:rsid="002347b3" officeooo:paragraph-rsid="002347b3"/>
    </style:style>
    <style:style style:name="P23" style:family="paragraph" style:parent-style-name="Standard">
      <style:text-properties style:font-name="Times New Roman" officeooo:rsid="002a3eee" officeooo:paragraph-rsid="002a3eee"/>
    </style:style>
    <style:style style:name="P24" style:family="paragraph" style:parent-style-name="Standard">
      <style:text-properties style:font-name="Times New Roman" fo:font-size="12pt" fo:language="de" fo:country="DE" fo:font-weight="normal" officeooo:rsid="002b8e2f" officeooo:paragraph-rsid="002347b3" style:font-size-asian="12pt" style:font-weight-asian="normal" style:font-size-complex="12pt" style:font-weight-complex="normal"/>
    </style:style>
    <style:style style:name="P25" style:family="paragraph" style:parent-style-name="Standard">
      <style:text-properties officeooo:rsid="002457d6" officeooo:paragraph-rsid="003381b3"/>
    </style:style>
    <style:style style:name="P26" style:family="paragraph" style:parent-style-name="Standard">
      <style:text-properties officeooo:paragraph-rsid="002347b3"/>
    </style:style>
    <style:style style:name="P27" style:family="paragraph" style:parent-style-name="Text_20_body">
      <style:text-properties style:font-name="Times New Roman" fo:font-size="12pt" fo:language="de" fo:country="DE" fo:font-weight="normal" officeooo:rsid="003511d8" officeooo:paragraph-rsid="003511d8" style:font-size-asian="12pt" style:font-weight-asian="normal" style:font-size-complex="12pt" style:font-weight-complex="normal"/>
    </style:style>
    <style:style style:name="P28" style:family="paragraph" style:parent-style-name="Text_20_body">
      <style:text-properties style:font-name="Times New Roman" fo:font-size="12pt" fo:language="de" fo:country="DE" fo:font-weight="normal" officeooo:rsid="003511d8" officeooo:paragraph-rsid="00358277" style:font-size-asian="12pt" style:font-weight-asian="normal" style:font-size-complex="12pt" style:font-weight-complex="normal"/>
    </style:style>
    <style:style style:name="P29" style:family="paragraph" style:parent-style-name="Text_20_body">
      <style:text-properties style:font-name="Times New Roman" fo:font-size="12pt" fo:language="de" fo:country="DE" fo:font-weight="normal" officeooo:rsid="003381b3" officeooo:paragraph-rsid="003511d8" style:font-size-asian="12pt" style:font-weight-asian="normal" style:font-size-complex="12pt" style:font-weight-complex="normal"/>
    </style:style>
    <style:style style:name="P30" style:family="paragraph" style:parent-style-name="Text_20_body">
      <style:text-properties style:font-name="Times New Roman" fo:font-size="12pt" fo:language="de" fo:country="DE" fo:font-weight="normal" officeooo:rsid="00358277" officeooo:paragraph-rsid="00358277" style:font-size-asian="12pt" style:font-weight-asian="normal" style:font-size-complex="12pt" style:font-weight-complex="normal"/>
    </style:style>
    <style:style style:name="P31" style:family="paragraph" style:parent-style-name="Text_20_body">
      <style:text-properties style:font-name="Times New Roman" fo:font-size="12pt" fo:language="de" fo:country="DE" fo:font-weight="normal" officeooo:rsid="0036119c" officeooo:paragraph-rsid="0036119c" style:font-size-asian="12pt" style:font-weight-asian="normal" style:font-size-complex="12pt" style:font-weight-complex="normal"/>
    </style:style>
    <style:style style:name="P32" style:family="paragraph" style:parent-style-name="Text_20_body">
      <style:text-properties style:font-name="Times New Roman" fo:font-size="12pt" fo:language="de" fo:country="DE" fo:font-weight="normal" officeooo:rsid="00386832" officeooo:paragraph-rsid="00386832" style:font-size-asian="12pt" style:font-weight-asian="normal" style:font-size-complex="12pt" style:font-weight-complex="normal"/>
    </style:style>
    <style:style style:name="P33" style:family="paragraph" style:parent-style-name="Text_20_body">
      <style:text-properties style:font-name="Times New Roman" officeooo:rsid="002347b3" officeooo:paragraph-rsid="003381b3"/>
    </style:style>
    <style:style style:name="P34" style:family="paragraph" style:parent-style-name="Standard">
      <style:text-properties officeooo:rsid="002457d6" officeooo:paragraph-rsid="001e48b4"/>
    </style:style>
    <style:style style:name="P35" style:family="paragraph" style:parent-style-name="Standard">
      <style:text-properties style:font-name="Times New Roman" fo:font-size="12pt" fo:language="de" fo:country="DE" fo:font-weight="normal" officeooo:rsid="004e54d4" officeooo:paragraph-rsid="003381b3" style:font-size-asian="12pt" style:font-weight-asian="normal" style:font-size-complex="12pt" style:font-weight-complex="normal"/>
    </style:style>
    <style:style style:name="P36" style:family="paragraph" style:parent-style-name="Standard">
      <style:text-properties style:font-name="Times New Roman" fo:font-size="12pt" fo:language="de" fo:country="DE" fo:font-weight="normal" officeooo:rsid="00493b36" officeooo:paragraph-rsid="003511d8" style:font-size-asian="12pt" style:font-weight-asian="normal" style:font-size-complex="12pt" style:font-weight-complex="normal"/>
    </style:style>
    <style:style style:name="P37" style:family="paragraph" style:parent-style-name="Standard">
      <style:text-properties style:font-name="Times New Roman" fo:font-size="12pt" fo:language="de" fo:country="DE" fo:font-weight="normal" officeooo:rsid="003381b3" officeooo:paragraph-rsid="002347b3" style:font-size-asian="12pt" style:font-weight-asian="normal" style:font-size-complex="12pt" style:font-weight-complex="normal"/>
    </style:style>
    <style:style style:name="P38" style:family="paragraph" style:parent-style-name="Standard">
      <style:text-properties style:font-name="Times New Roman" fo:font-size="12pt" fo:language="de" fo:country="DE" fo:font-weight="normal" officeooo:rsid="000604ec" officeooo:paragraph-rsid="00358277" style:font-size-asian="12pt" style:font-weight-asian="normal" style:font-size-complex="12pt" style:font-weight-complex="normal"/>
    </style:style>
    <style:style style:name="P39" style:family="paragraph" style:parent-style-name="Standard">
      <style:text-properties style:font-name="Times New Roman" officeooo:rsid="0003b759" officeooo:paragraph-rsid="003511d8"/>
    </style:style>
    <style:style style:name="P40" style:family="paragraph" style:parent-style-name="Standard">
      <style:text-properties style:font-name="Times New Roman" officeooo:rsid="00046210" officeooo:paragraph-rsid="003511d8"/>
    </style:style>
    <style:style style:name="P41" style:family="paragraph" style:parent-style-name="Standard">
      <style:text-properties style:font-name="Times New Roman" officeooo:rsid="00046210" officeooo:paragraph-rsid="00358277"/>
    </style:style>
    <style:style style:name="P42" style:family="paragraph" style:parent-style-name="Standard">
      <style:text-properties style:font-name="Times New Roman" officeooo:rsid="000604ec" officeooo:paragraph-rsid="003511d8"/>
    </style:style>
    <style:style style:name="P43" style:family="paragraph" style:parent-style-name="Standard">
      <style:text-properties style:font-name="Times New Roman" officeooo:rsid="000604ec" officeooo:paragraph-rsid="00358277"/>
    </style:style>
    <style:style style:name="P44" style:family="paragraph" style:parent-style-name="Standard">
      <style:text-properties style:font-name="Times New Roman" officeooo:rsid="00068bc7" officeooo:paragraph-rsid="003511d8"/>
    </style:style>
    <style:style style:name="P45" style:family="paragraph" style:parent-style-name="Standard">
      <style:text-properties style:font-name="Times New Roman" officeooo:rsid="000906e8" officeooo:paragraph-rsid="003511d8"/>
    </style:style>
    <style:style style:name="P46" style:family="paragraph" style:parent-style-name="Standard">
      <style:text-properties style:font-name="Times New Roman" officeooo:rsid="0009fd81" officeooo:paragraph-rsid="003511d8"/>
    </style:style>
    <style:style style:name="P47" style:family="paragraph" style:parent-style-name="Standard">
      <style:text-properties style:font-name="Times New Roman" officeooo:rsid="000b6cc2" officeooo:paragraph-rsid="003511d8"/>
    </style:style>
    <style:style style:name="P48" style:family="paragraph" style:parent-style-name="Standard">
      <style:text-properties style:font-name="Times New Roman" officeooo:rsid="002347b3" officeooo:paragraph-rsid="003511d8"/>
    </style:style>
    <style:style style:name="P49" style:family="paragraph" style:parent-style-name="Standard">
      <style:text-properties style:font-name="Times New Roman" officeooo:rsid="0044d531" officeooo:paragraph-rsid="00212c8b"/>
    </style:style>
    <style:style style:name="T1" style:family="text">
      <style:text-properties officeooo:rsid="00296abf"/>
    </style:style>
    <style:style style:name="T2" style:family="text">
      <style:text-properties officeooo:rsid="002b1142"/>
    </style:style>
    <style:style style:name="T3" style:family="text">
      <style:text-properties officeooo:rsid="0024dd6e"/>
    </style:style>
    <style:style style:name="T4" style:family="text">
      <style:text-properties officeooo:rsid="001abe42"/>
    </style:style>
    <style:style style:name="T5" style:family="text">
      <style:text-properties officeooo:rsid="003f1f17"/>
    </style:style>
    <style:style style:name="T6" style:family="text">
      <style:text-properties style:font-name="Times New Roman" officeooo:rsid="002347b3"/>
    </style:style>
    <style:style style:name="T7" style:family="text">
      <style:text-properties style:font-name="Times New Roman" officeooo:rsid="00240fd3"/>
    </style:style>
    <style:style style:name="T8" style:family="text">
      <style:text-properties style:font-name="Times New Roman" officeooo:rsid="0030cd54"/>
    </style:style>
    <style:style style:name="T9" style:family="text">
      <style:text-properties officeooo:rsid="002b8e2f"/>
    </style:style>
    <style:style style:name="T10" style:family="text">
      <style:text-properties officeooo:rsid="000604ec"/>
    </style:style>
    <style:style style:name="T11" style:family="text">
      <style:text-properties officeooo:rsid="00068bc7"/>
    </style:style>
    <style:style style:name="T12" style:family="text">
      <style:text-properties officeooo:rsid="0007c9be"/>
    </style:style>
    <style:style style:name="T13" style:family="text">
      <style:text-properties officeooo:rsid="000b6cc2"/>
    </style:style>
    <style:style style:name="T14" style:family="text">
      <style:text-properties officeooo:rsid="00046210"/>
    </style:style>
    <style:style style:name="T15" style:family="text">
      <style:text-properties officeooo:rsid="00358277"/>
    </style:style>
    <style:style style:name="T16" style:family="text">
      <style:text-properties officeooo:rsid="0036119c"/>
    </style:style>
    <style:style style:name="T17" style:family="text">
      <style:text-properties officeooo:rsid="003868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diovisuelles Design</text:p>
      <text:p text:style-name="P1"/>
      <text:p text:style-name="P34"/>
      <text:p text:style-name="P6"/>
      <text:p text:style-name="P4"/>
      <text:p text:style-name="P22">Enviroment-Design</text:p>
      <text:p text:style-name="P22"/>
      <text:p text:style-name="P26"><text:span text:style-name="T6">Als Environment Design, wird die konkrete physikalische Abbildung der Game-World verstanden. D</text:span><text:span text:style-name="T7">er Aufbau und das Design, der Umgebung </text:span><text:span text:style-name="T6">ist ein wesentlicher Bestandteil, </text:span><text:span text:style-name="T7">des Spielerlebnis. Sie dient nicht nur als dekorative Kulisse, sondern auch wesentlicher Bestandteil der Geschichte und spiegelt deren Verlauf <text:s/>aktiv wieder. Bei der Konzeption des Environment Design, wurde ein wesentlicher Fokus auf die Punkte <text:s/>Atmosphäre Kausalität und spielerischer Nutzen gelegt. Atmosphäre dient als wesentlicher Faktor zur Erschaffung einer immersiven Welt.. Besitzt eine Spielwelt Atmosphäre, so schafft sie es auch automatisch den Spieler an sich zu binden. Atmosphäre entsteht durch eine audiovisuelle Assoziierung des Spielers mit der Spielwelt. Es geht weniger darum eine möglichst (Photo)realistische Welt zu erschaffen, sondern mehr darum deren Eindrücke auf den Spieler zu übertragen. </text:span><text:span text:style-name="T8">Eine zu Detailreiche Welt kann, im schlimmsten Falle das Gegenteil bewirken und den Spieler zu sehr vom eigentlichen Spielgeschehen ablenken. </text:span><text:span text:style-name="T7">Um eine Assoziation mit einem Ort hervorzurufen ist es </text:span><text:span text:style-name="T8">deswegen </text:span><text:span text:style-name="T7">wichtig sich auf die wesentlichen Eigenschaften dieses Ortes zu konzentrieren, der Autor Ernest Adams beschreibt dies folgendermaßen „</text:span>Think about birds and animals, plants and trees, earth, rocks, hills, and even the sky. Consider the climate: Is it hot or cold, wet or dry? Is the land fertile or barren, flat or mountainous? These qualities, all parts of a real place, are opportunities to create a visually rich and distinctive environment. „</text:p>
      <text:p text:style-name="P24"/>
      <text:p text:style-name="P37"/>
      <text:p text:style-name="P27">Inspiration und Grundlegende Designentscheidungen</text:p>
      <text:p text:style-name="P25">Die Wahl, ein zwei-Dimensionales Scroller-Spiel zu erschaffen, entstand aus der Inspiration alter Schiff Gemälde heraus., in vielen dieser Gemälde ist eine sehr einzigartige Stimmung festgehalten. Das Ziel des Design war es, eine ähnliche Stimmung und Atmosphäre zu erschaffen, wie diese Gemälde, man sollte das Spiel pausieren können und es sollte sich in diesem Moment genauso anfühlen wie eines dieser Gemälde.</text:p>
      <text:p text:style-name="P25"/>
      <text:p text:style-name="P25">Aus gameplaytechnischer Sicht kam hinzu, das in Sidescroller-Spielen oftmals ein großer <text:span text:style-name="T9">Ausschnitt</text:span>, den Hintergrund bildet und sich dieser Hintergrund optimal eignen würde um durch das <text:span text:style-name="T9">Environment</text:span> Design, die Geschichte zu unterstützen.</text:p>
      <text:p text:style-name="P35"/>
      <text:p text:style-name="P36">Die gesamte Spieldemo findet in einem Dschungelgebiet statt, da auch die Handlung der Literarischen Vorlage „Herz der Finsternis“ zum größten Teil in einem Dschungel spielt. Als Inspiration wurden diverse Bilder verschiedener Dschungel in Bangladesh und Ost-Indischen-Bundestaaten wie // bundestaaten einfügen//, gewählt, da in diesem Gebiet, die Geschichte theoretisch gesehen stattfinden könnte.</text:p>
      <text:p text:style-name="P33"/>
      <text:p text:style-name="P29">Der Aufbau der Spieleszene und Stilwahl</text:p>
      <text:p text:style-name="P29"/>
      <text:p text:style-name="P27">Um dem Spieler eine Möglichst gute Übersicht über das Spielgeschehen zu geben, wurde die Spielszene in verschiedene Ebenen eingeteilt. </text:p>
      <text:p text:style-name="P27">Hintergrund, <text:span text:style-name="T16">Vorredegrund und Handlungsebene</text:span></text:p>
      <text:p text:style-name="P27"><text:soft-page-break/>Diese diversen Ebenen besitzen sowohl, gameplaytechnische als auch narrative Relevanz, zudem wurde aus es design-konzeptioneller Sichtweise für sinnvoll erachtet die verschiedenen Ebenen visuell unterschiedlich darzustellen, um so eine bessere differenzierbarkeit zwischen den einzelnen Ebenen zu erschaffen und sie so klar Abzugrenzen.</text:p>
      <text:p text:style-name="P27"/>
      <text:p text:style-name="P27">Die Hintergundebene</text:p>
      <text:p text:style-name="P27">Diese Ebenen sollen visuell Tiefe in der Spielszene vermitteln. Sie nehmen gameplay-technisch eine eher passive Rolle ein und sollen hauptsächlich einem dekorativem Zweck dienen und <text:s/><text:span text:style-name="T14">zur Tiefenwirkung und Atmosphäre beitragen. </text:span></text:p>
      <text:p text:style-name="P28">Aus design-konzeptionaler sicht war es wichtig, das diese Ebene, eine eher <text:span text:style-name="T15">passive Rolle einehmen, weshalb ein simples Farbbild, so wie eine <text:s/>geringes Detailreichtum.</text:span></text:p>
      <text:p text:style-name="P30">Dargestellt werden in dieser Ebene</text:p>
      <text:p text:style-name="P28"/>
      <text:p text:style-name="P30">Die <text:span text:style-name="T16">Vordergrundebene</text:span></text:p>
      <text:p text:style-name="P41"><text:span text:style-name="T15">Die vordere Hintergrundebene, lässt</text:span> aus gestalterischer Sichtweise <text:span text:style-name="T15">imemrnoch</text:span> „Hintergund“ <text:span text:style-name="T15">zuordenen</text:span>, da sie sich hinter dem Spieler und anderen Akteuren befinden. Da diese Layer jedoch aktiv zur Entwicklung der Spieleszene beitragen ist diese Sichtweise durchaus diskutabel. Eine Vielzahl der im Spiel vorhandenen Ergeignisse findet innerhalb dieser Layer statt. Vordergrundlayer ändern sich, im Gegensatz zu den eher passiven/statischen Hintergund-Layern durch Ereignisse auch visuell. Die Aufmerksamkeit des Spielers <text:span text:style-name="T10">soll bewußt auf diese</text:span> Layer, <text:span text:style-name="T10">gelenkt werden. Dies geschieht durch ein hohes Detailreichtum und ein chaotisches und „unübersichtliches“ Design. </text:span></text:p>
      <text:p text:style-name="P41"/>
      <text:p text:style-name="P41"><text:s/><text:span text:style-name="T10">Dargestellt wird der Dschungel in unmittelbarer Nähe zum Fluss. Im Verlauf der Spieledemo, ändern sich die Vordergrund-Layer, sie nehmen visuell immer mehr Platz in der Szene ein. Durch diese vermehrte Platzeinahme tragen sie aktiv zur atmosphärischen Entwicklung bei, der Dschungel nihmt nicht nur im übertragenden Sinne, sondern auch visuell immer mehr Platz ein. Dadurch soll ein klaustrophobisches Gefühl vermittelt werden, der Dschungel ergo. Die Bedrohung kommt dem Spieler immer Näher.</text:span></text:p>
      <text:p text:style-name="P38">Um dieses Gefühl zu verstärken, erhöhen sich im Verlaufe des Levels, die Anzahl der Paralax-skrollenden Layer, der Dschungel kommt nicht nur näher, der Spieler kanna cuh visuell tiefer in ihn hineinsehen und erhöt somit die Aufmerksamkeit auf diesen Bildbereich. Die Vordergrund-Dschungel-Layer bestehen aus.</text:p>
      <text:p text:style-name="P28"/>
      <text:p text:style-name="P28"/>
      <text:p text:style-name="P27"/>
      <text:p text:style-name="P31">Die <text:span text:style-name="T17">Handlungsebene</text:span></text:p>
      <text:p text:style-name="P32">Die Handlungsebene, oder auch absolute Vordergrundebene ist die Ebene in der die eigentlich narrative Handlung stattfindet. Sie besteht aus dem Dampfschiff nd dessen Besatzung und dem eigentlichen Fluß.</text:p>
      <text:p text:style-name="P27"/>
      <text:p text:style-name="P27"/>
      <text:p text:style-name="P44"><text:soft-page-break/></text:p>
      <text:p text:style-name="P47"/>
      <text:p text:style-name="P48"/>
      <text:p text:style-name="P22"/>
      <text:p text:style-name="P4"/>
      <text:p text:style-name="P4"/>
      <text:p text:style-name="P7"/>
      <text:p text:style-name="P8">Charakterdesign</text:p>
      <text:p text:style-name="P8"/>
      <text:p text:style-name="P8">Historischer Kontext und Inspiration</text:p>
      <text:p text:style-name="P8"/>
      <text:p text:style-name="P9">Bei der Entwicklung des Charakterdesign gab es verschiedene Aspekte zu beachten, so soll zum einen das Design, die Charakteristika und Unterschiede der einzelnen Charaktere hervorheben und widerspiegeln. Zum anderen wird durch das Design auch eine klare Visuelle Abgrenzung zwischen den verschiedenen Charakteren geschaffen. Auch gab es einen Anspruch, die Kleidung der Charaktere in einem historisch, authentischem Stil zu erschaffen.</text:p>
      <text:p text:style-name="P8"/>
      <text:p text:style-name="P8"/>
      <text:p text:style-name="P9">Der Spieler</text:p>
      <text:p text:style-name="P9"/>
      <text:p text:style-name="P10">Die Spielfigur wurde als Person im mittleren Alter kreiert. Sie trägt einen kurzen Uniformrock des 18ten. Jahrhunderts in roter Farbe. Diese „Rotröcke“, sind ein bekanntes Symbol der britischen Armee, weshalb im Verlaufe der Geschichte, auch bis heute noch Angehörige der britischen Armee als eben solche bezeichnet werden. Der kurze Rotrock, verdeutlicht zum einen die Zugehörigkeit der Spielfigur, zur britischen Armee, er ist kein offizielles Mitglied der East-India-Company und ist somit moralisch unabhängiger, als deren Mitglieder, zum anderen Symbolisiert sie den Status der spielerischen Figur, als „einfacher Schreiber“.</text:p>
      <text:p text:style-name="P10"/>
      <text:p text:style-name="P10">Der Kommandant</text:p>
      <text:p text:style-name="P10"/>
      <text:p text:style-name="P10">Der Kommandant der Mission, wurde trotz seines hohen Ranges als mittelalter Mann konzipiert. Dies soll zum einen den Ehrgeiz symbolisier<text:span text:style-name="T1">en mit dem er sich eine solche Position erarbeitet hat, zum anderen symbolisiert es auch seine Unerfahrenheit und seine Amoralität. Er trägt einen aufwendigen blauen Uniformrock und eine weiße Perücke, zwei Kleidungstücke die ihm ein fast Aristokratisches Aussehen geben. Zum einen Distanziert er sich mit dieser Kleidung, von seinen mitreisenden Personen, er ist ihre Führungsperson und sie sind seine Untergebenen, zum anderen ist er auch die Person die durch ihr „zivilisiertes Auftreten“ am meisten im Kontrast zur „Wildnis“ des Dschungels steht.</text:span></text:p>
      <text:p text:style-name="P10"/>
      <text:p text:style-name="P11">Der Skipper</text:p>
      <text:p text:style-name="P11"/>
      <text:p text:style-name="P11">Der Skipper ist sowohl der erfahrenste als auch <text:span text:style-name="T2">der ä</text:span>lteste Charakter, <text:s/>an Bord der Mission. <text:span text:style-name="T2">Sein langer Bart symbolisiert Weisheit und Erfahrung. Er trägt einen dunkel-violetten Uniformrock. Zwar wurde die Kleidungswahl des Skippers, durch die historische Uniform der Marinesoldaten der East-India-Company beeinflusst, deren Marinepersonal trug auch violette Uniformröcke trug.</text:span></text:p>
      <text:p text:style-name="P11"/>
      <text:p text:style-name="P12">Der Sepoy</text:p>
      <text:p text:style-name="P11"/>
      <text:p text:style-name="P12">Der Sepoy ist wie der Spielerdcharakter, auch Mitglied der britischen Armee und trägt somit einen roten Uniformrock, jedoch unterscheidensich beide Charaktere erhablich, da der Sepoy einen für seine Kultur üblichen blauen Turban und kurze gemusterte blaue Hosen trägt. Diese Art der <text:soft-page-break/>Uniform, mit kurzen Hosen war unter den indischen Hilfstruppen, im britischen Empire weit verbreitet. </text:p>
      <text:p text:style-name="P11"/>
      <text:p text:style-name="P11"/>
      <text:p text:style-name="P13">Der Ranger</text:p>
      <text:p text:style-name="P13"><text:line-break/>Der Ranger Trägt einen grünen, zerschlißenen Uniformrock. Die Kleidung des Rangers entspricht, der Uniform der sogenanten Rogers Rangers, einer britisch-amerikanischen Jägereinheit, die im späten 17ten Jahrhundert gegründet wurde. Die Kleidung des Rangers kennzeichnet ihn als Außenseiter, während sämtliche Andere Chraktere die Kleidung tragen, die ihrer Position unterstreicht, trägt der Ranger als Offizier immer noch die selbe Kleidung, die er als einfacher Solat trug. Dieses //querulantentum unterstreicht seine millitärische Erfahrung und moralische und emotionale Distanziertheit von den Konfentionen der Zeit.</text:p>
      <text:p text:style-name="P11"/>
      <text:p text:style-name="P13"><text:line-break/></text:p>
      <text:p text:style-name="P2"/>
      <text:p text:style-name="P2"/>
      <text:p text:style-name="P5">Pixelation-Stil</text:p>
      <text:p text:style-name="P5"/>
      <text:p text:style-name="P5">Pixelation ist ein häufiger verwendeter Stil im Indie-Game Bereich, der dem Spiel einen look geben soll, der dem der 16bit Spielen entspricht.</text:p>
      <text:p text:style-name="P5">Dieser Stil wurde aus persönlichen Gründen verwendet, da ich mit ihm einen gewissen Bezug zu alten Adventure-Spielen wie „Monkey Island“ von // herstellen will.</text:p>
      <text:p text:style-name="P5"/>
      <text:p text:style-name="P7"/>
      <text:p text:style-name="P7"/>
      <text:p text:style-name="P14">Dampfschiff-Design</text:p>
      <text:p text:style-name="P14"/>
      <text:p text:style-name="P15">Historischer-Kontext <text:span text:style-name="T3">und Inspiration</text:span></text:p>
      <text:p text:style-name="P15"><text:line-break/>In Bezug auf den geschichtlichen Kontext, gibt es mit der Existenz des Dampfschiffes eine <text:s text:c="2"/>historische Inkorrektheit, da die Geschichte der Spieledemo im Jahr 1773 spielt, die ersten <text:s/>Dampfschiffe, aber erst gegen 1790 aufkamen.</text:p>
      <text:p text:style-name="P15">Denoch orientiert sich das <text:span text:style-name="T4">Design des Dampfschiffes stark an einem der ersten gebauten Dampfschiffen der //Dunvas?//. Das Schiff besteht <text:s/>aus einem einfachen Oberdeck und Schaufelrad, der Maschinenraum befinden sich unter Deck. Wärend der Entwicklung wurde in Betracht gezogen, eine Kabine, oder ein Unterdeck hinzuzufügen. Dies wurde auch grafisch ausgearbeitet, jedoch wieder verworfen, da ein Wechsel der Szenerie, den Spielfluss zu sehr stören würde.</text:span></text:p>
      <text:p text:style-name="P15"/>
      <text:p text:style-name="P15"/>
      <text:p text:style-name="P16">Die Idigene Bevölkerung</text:p>
      <text:p text:style-name="P17"/>
      <text:p text:style-name="P18">Das Design der Indigenen Bevölkerung, die in der Spieledemo auftritt, wurde von den Stämmen der Naga inspiriert, die im indischen Bundestaat Nagaland leben.</text:p>
      <text:p text:style-name="P19">Wie auch die Indigene Bevölkerung in der Spieledemo, so lebten auch die Stämme der Naga lange Zeit isoliert von anderen Kulturen und Nagaland, war eine der letzten Regionen, die das britische Empire besezte.</text:p>
      <text:p text:style-name="P19"/>
      <text:p text:style-name="P20">Die auftretenden Indigenen-Einwohner tragen zum Teil traditionelle Kleidung, wie Tücher und Lednenschürze <text:span text:style-name="T5">und</text:span> sind <text:span text:style-name="T5">mit typischen Waffen Indigener Stämme wie Speere, Äxte, Schilde oder </text:span><text:soft-page-break/><text:span text:style-name="T5">Bögen bewaffnet, zum anderen Teil sind sie mit britischen Uniformröcken, oder Musketen bewaffnet, die sie vermutlich den besiegten Soldaten, der britischen Armee abgenohmen haben.</text:span></text:p>
      <text:p text:style-name="P20"/>
      <text:p text:style-name="P21"/>
      <text:p text:style-name="P21"/>
      <text:p text:style-name="P3"/>
      <text:p text:style-name="P3"/>
      <text:p text:style-name="P3"/>
      <text:p text:style-name="P23">Au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6:44:21.203000000</meta:creation-date>
    <dc:date>2018-01-24T17:38:57.212000000</dc:date>
    <meta:editing-duration>PT4H46M34S</meta:editing-duration>
    <meta:editing-cycles>15</meta:editing-cycles>
    <meta:generator>LibreOffice/5.3.7.2$Windows_X86_64 LibreOffice_project/6b8ed514a9f8b44d37a1b96673cbbdd077e24059</meta:generator>
    <meta:document-statistic meta:table-count="0" meta:image-count="0" meta:object-count="0" meta:page-count="5" meta:paragraph-count="47" meta:word-count="1427" meta:character-count="10418" meta:non-whitespace-character-count="9020"/>
  </office:meta>
</office:document-meta>
</file>